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Inter" fo:font-size="10.5pt"/>
    </style:style>
    <style:style style:name="P3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0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Inter" fo:font-size="10.5pt"/>
    </style:style>
    <style:style style:name="P11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2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3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4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5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letter-spacing="normal"/>
    </style:style>
    <style:style style:name="T3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3901">
        <text:p text:style-name="P4"><text:span text:style-name="Strong_20_Emphasis"><text:span text:style-name="T1">DLP provides total visibility into any network data manipulations to cybersecurity teams. What does data in motion security entail?</text:span></text:span></text:p>
        <text:p text:style-name="P4"><text:span text:style-name="Strong_20_Emphasis"><text:span text:style-name="T1"/></text:span></text:p>
        <text:list xml:id="list7047863900245585530" text:style-name="L1">
          <text:list-item>
            <text:p text:style-name="P5">Protecting data stored in any network location, including the cloud.</text:p>
          </text:list-item>
          <text:list-item>
            <text:p text:style-name="P5">Protecting data when a user or application is using it.</text:p>
          </text:list-item>
          <text:list-item>
            <text:p text:style-name="P5">Ensuring the secure transmission of sensitive data over the network.<text:tab/><text:tab/><text:tab/><text:span text:style-name="T3">rigth</text:span></text:p>
            <text:p text:style-name="P11">Comments: Data in motion ensures the safe transport of sensitive data over the network.</text:p>
          </text:list-item>
        </text:list>
        <text:p text:style-name="P10">Score: 0.30</text:p>
      </text:section>
      <text:section text:style-name="Sect1" text:name="3902">
        <text:p text:style-name="P3">2)</text:p>
        <text:p text:style-name="P4"><text:span text:style-name="Strong_20_Emphasis"><text:span text:style-name="T2"> </text:span></text:span><text:span text:style-name="Strong_20_Emphasis"><text:span text:style-name="T1">How does DLP secure the Intellectual Property of an organization?</text:span></text:span></text:p>
        <text:p text:style-name="P4"><text:span text:style-name="Strong_20_Emphasis"><text:span text:style-name="T1"/></text:span></text:p>
        <text:list xml:id="list2500293097811237483" text:style-name="L2">
          <text:list-item>
            <text:p text:style-name="P6">DLP can scan the network to determine what intellectual property the organization owns.</text:p>
          </text:list-item>
          <text:list-item>
            <text:p text:style-name="P6">DLP policy can assist in protecting Intellectual Property data by restricting unauthorized people from using them.<text:tab/><text:tab/><text:tab/><text:tab/><text:tab/><text:span text:style-name="T3">rigth</text:span></text:p>
            <text:p text:style-name="P12">Comments: Most organizations have intellectual properties such as client lists, business plans, products, and more. DLP can protect those assets by preventing unauthorized employees from abusing them</text:p>
          </text:list-item>
        </text:list>
        <text:p text:style-name="P10">Score: 0.30</text:p>
      </text:section>
      <text:section text:style-name="Sect1" text:name="3903">
        <text:p text:style-name="P3">3)</text:p>
        <text:p text:style-name="P4"><text:span text:style-name="Strong_20_Emphasis"><text:span text:style-name="T1">Which type of DLP is responsible for monitoring workstations?</text:span></text:span></text:p>
        <text:p text:style-name="P4"><text:span text:style-name="Strong_20_Emphasis"><text:span text:style-name="T1"/></text:span></text:p>
        <text:list xml:id="list2621356302361819406" text:style-name="L3">
          <text:list-item>
            <text:p text:style-name="P7">Network</text:p>
          </text:list-item>
          <text:list-item>
            <text:p text:style-name="P7">Endpoint<text:tab/><text:tab/><text:tab/><text:tab/><text:span text:style-name="T3">rigth</text:span></text:p>
            <text:p text:style-name="P13">Comments: Endpoints DLP monitors endpoint devices, such as servers, workstations, laptops, and mobile.</text:p>
          </text:list-item>
          <text:list-item>
            <text:p text:style-name="P7">Cloud</text:p>
          </text:list-item>
          <text:list-item>
            <text:p text:style-name="P7">All of the above</text:p>
          </text:list-item>
        </text:list>
        <text:p text:style-name="P10">Score: 0.30</text:p>
      </text:section>
      <text:section text:style-name="Sect1" text:name="3904">
        <text:p text:style-name="P3">4)</text:p>
        <text:p text:style-name="P4"><text:span text:style-name="Strong_20_Emphasis"><text:span text:style-name="T1">Network DLP provides a secure boundary around network data by tracking and analyzing data as it flows through the organization's network.</text:span></text:span></text:p>
        <text:p text:style-name="P4"><text:span text:style-name="Strong_20_Emphasis"><text:span text:style-name="T1"/></text:span></text:p>
        <text:list xml:id="list1665434228920292387" text:style-name="L4">
          <text:list-item>
            <text:p text:style-name="P8">True<text:tab/><text:tab/><text:tab/><text:span text:style-name="T3">rigth</text:span></text:p>
            <text:p text:style-name="P14">Comments: Network DLP secures network data by tracking and analyzing data as it moves across an organization's network.</text:p>
          </text:list-item>
          <text:list-item>
            <text:p text:style-name="P8">False</text:p>
          </text:list-item>
        </text:list>
        <text:p text:style-name="P10">Score: 0.30</text:p>
      </text:section>
      <text:section text:style-name="Sect1" text:name="3905">
        <text:p text:style-name="P3">5)</text:p>
        <text:p text:style-name="P4"><text:span text:style-name="Strong_20_Emphasis"><text:span text:style-name="T1">DLP determines whether or not file content has changed by generating hashes of file data and </text:span></text:span><text:soft-page-break/><text:span text:style-name="Strong_20_Emphasis"><text:span text:style-name="T1">comparing them to the original hash.</text:span></text:span></text:p>
        <text:p text:style-name="P4"><text:span text:style-name="Strong_20_Emphasis"><text:span text:style-name="T1"/></text:span></text:p>
        <text:list xml:id="list1917156142841027207" text:style-name="L5">
          <text:list-item>
            <text:p text:style-name="P9">True<text:tab/><text:tab/><text:tab/><text:tab/><text:tab/><text:span text:style-name="T3">rigth</text:span></text:p>
            <text:p text:style-name="P15">Comments: As an example, suppose a user downloaded an application. Every time they load the application, the DLP checks the original hash to the current hash to guarantee it hasn't changed.</text:p>
          </text:list-item>
          <text:list-item>
            <text:p text:style-name="P9">False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79cm" fo:margin-bottom="1.997cm" fo:margin-left="1.005cm" fo:margin-right="1.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2S</meta:editing-duration>
    <meta:editing-cycles>4</meta:editing-cycles>
    <meta:generator>OpenOffice/4.1.14$Win32 OpenOffice.org_project/4114m1$Build-9811</meta:generator>
    <dc:date>2023-11-28T15:25:01.37</dc:date>
    <dc:creator>kaos sevdalisi</dc:creator>
    <meta:document-statistic meta:table-count="0" meta:image-count="0" meta:object-count="0" meta:page-count="2" meta:paragraph-count="32" meta:word-count="290" meta:character-count="1783"/>
    <meta:user-defined meta:name="Info 1"/>
    <meta:user-defined meta:name="Info 2"/>
    <meta:user-defined meta:name="Info 3"/>
    <meta:user-defined meta:name="Info 4"/>
  </office:meta>
</office:document-meta>
</file>